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132.6pt"/>
    </style:style>
    <style:style style:name="co3" style:family="table-column">
      <style:table-column-properties fo:break-before="auto" style:column-width="166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7.59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345.26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17.16pt"/>
    </style:style>
    <style:style style:name="co10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81pt" fo:break-before="auto" style:use-optimal-row-height="true"/>
    </style:style>
    <style:style style:name="ro3" style:family="table-row">
      <style:table-row-properties style:row-height="25.85pt" fo:break-before="auto" style:use-optimal-row-height="true"/>
    </style:style>
    <style:style style:name="ro4" style:family="table-row">
      <style:table-row-properties style:row-height="13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Rollup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ce6"/>
        <table:table-column table:style-name="co3" table:default-cell-style-name="ce6"/>
        <table:table-row table:style-name="ro1">
          <table:table-cell table:style-name="ce9" office:value-type="string" calcext:value-type="string">
            <text:p>Use Case</text:p>
          </table:table-cell>
          <table:table-cell table:style-name="ce9" office:value-type="string" calcext:value-type="string">
            <text:p>Command Count</text:p>
          </table:table-cell>
          <table:table-cell table:style-name="ce9" office:value-type="string" calcext:value-type="string">
            <text:p>Bytes Transmitted (bytes)</text:p>
          </table:table-cell>
          <table:table-cell table:style-name="ce9" office:value-type="string" calcext:value-type="string">
            <text:p>Pixel Data Changed (bytes)</text:p>
          </table:table-cell>
          <table:table-cell table:style-name="ce9" office:value-type="string" calcext:value-type="string">
            <text:p>Bytes Transmitted (MB)</text:p>
          </table:table-cell>
          <table:table-cell table:style-name="ce9" office:value-type="string" calcext:value-type="string">
            <text:p>Pixel Data Changed (GB)</text:p>
          </table:table-cell>
          <table:table-cell table:style-name="ce9" office:value-type="string" calcext:value-type="string">
            <text:p>Bandwidth Transmitted (Gbps)</text:p>
          </table:table-cell>
        </table:table-row>
        <table:table-row table:style-name="ro1">
          <table:table-cell table:formula="of:=[$Runs.A1]" office:value-type="string" office:string-value="Video Conference" calcext:value-type="string">
            <text:p>Video Conference</text:p>
          </table:table-cell>
          <table:table-cell table:formula="of:=[$Runs.C15]" office:value-type="float" office:value="7776000" calcext:value-type="float">
            <text:p>7776000</text:p>
          </table:table-cell>
          <table:table-cell table:formula="of:=[$Runs.D15]" office:value-type="float" office:value="584898744" calcext:value-type="float">
            <text:p>584898744</text:p>
          </table:table-cell>
          <table:table-cell table:formula="of:=[$Counts.H12]" office:value-type="float" office:value="11303641239" calcext:value-type="float">
            <text:p>11303641239</text:p>
          </table:table-cell>
          <table:table-cell table:formula="of:=[.C2]/1024/1024" office:value-type="float" office:value="557.802909851074" calcext:value-type="float">
            <text:p>557.80</text:p>
          </table:table-cell>
          <table:table-cell table:formula="of:=[.D2]/1024/1024/1024" office:value-type="float" office:value="10.5273362612352" calcext:value-type="float">
            <text:p>10.53</text:p>
          </table:table-cell>
          <table:table-cell table:formula="of:=[.E2]/1024*8/10" office:value-type="float" office:value="0.435783523321152" calcext:value-type="float">
            <text:p>0.44</text:p>
          </table:table-cell>
        </table:table-row>
        <table:table-row table:style-name="ro1">
          <table:table-cell table:formula="of:=[$Runs.A28]" office:value-type="string" office:string-value="Billboard" calcext:value-type="string">
            <text:p>Billboard</text:p>
          </table:table-cell>
          <table:table-cell table:formula="of:=[$Runs.C30]" office:value-type="float" office:value="7776000" calcext:value-type="float">
            <text:p>7776000</text:p>
          </table:table-cell>
          <table:table-cell table:formula="of:=[$Runs.D30]" office:value-type="float" office:value="439661232" calcext:value-type="float">
            <text:p>439661232</text:p>
          </table:table-cell>
          <table:table-cell table:formula="of:=[$Counts.H20]" office:value-type="float" office:value="4108009389" calcext:value-type="float">
            <text:p>4108009389</text:p>
          </table:table-cell>
          <table:table-cell table:formula="of:=[.C3]/1024/1024" office:value-type="float" office:value="419.29362487793" calcext:value-type="float">
            <text:p>419.29</text:p>
          </table:table-cell>
          <table:table-cell table:formula="of:=[.D3]/1024/1024/1024" office:value-type="float" office:value="3.82588188070804" calcext:value-type="float">
            <text:p>3.83</text:p>
          </table:table-cell>
          <table:table-cell table:formula="of:=[.E3]/1024*8/10" office:value-type="float" office:value="0.327573144435883" calcext:value-type="float">
            <text:p>0.33</text:p>
          </table:table-cell>
        </table:table-row>
        <table:table-row table:style-name="ro1">
          <table:table-cell table:formula="of:=[$Runs.A18]" office:value-type="string" office:string-value="Jumbotron" calcext:value-type="string">
            <text:p>Jumbotron</text:p>
          </table:table-cell>
          <table:table-cell table:formula="of:=[$Runs.C25]" office:value-type="float" office:value="15552000" calcext:value-type="float">
            <text:p>15552000</text:p>
          </table:table-cell>
          <table:table-cell table:formula="of:=[$Runs.D25]" office:value-type="float" office:value="990280568" calcext:value-type="float">
            <text:p>990280568</text:p>
          </table:table-cell>
          <table:table-cell table:formula="of:=[$Counts.H27]" office:value-type="float" office:value="19824623271" calcext:value-type="float">
            <text:p>19824623271</text:p>
          </table:table-cell>
          <table:table-cell table:formula="of:=[.C4]/1024/1024" office:value-type="float" office:value="944.405143737793" calcext:value-type="float">
            <text:p>944.41</text:p>
          </table:table-cell>
          <table:table-cell table:formula="of:=[.D4]/1024/1024/1024" office:value-type="float" office:value="18.4631191855296" calcext:value-type="float">
            <text:p>18.46</text:p>
          </table:table-cell>
          <table:table-cell table:formula="of:=[.E4]/1024*8/10" office:value-type="float" office:value="0.737816518545151" calcext:value-type="float">
            <text:p>0.74</text:p>
          </table:table-cell>
        </table:table-row>
      </table:table>
      <table:table table:name="Runs" table:style-name="ta1">
        <table:table-column table:style-name="co5" table:default-cell-style-name="ce12"/>
        <table:table-column table:style-name="co6" table:number-columns-repeated="18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Video Conferenc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irst pass with GL and wihtout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944728" calcext:value-type="float">
            <text:p>584944728</text:p>
          </table:table-cell>
          <table:table-cell office:value-type="float" office:value="83607552000" calcext:value-type="float">
            <text:p>83607552000</text:p>
          </table:table-cell>
          <table:table-cell office:value-type="float" office:value="334430208000" calcext:value-type="float">
            <text:p>33443020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91840000" calcext:value-type="float">
            <text:p>278691840000</text:p>
          </table:table-cell>
          <table:table-cell office:value-type="float" office:value="1226244096000" calcext:value-type="float">
            <text:p>1226244096000</text:p>
          </table:table-cell>
          <table:table-cell office:value-type="float" office:value="3435397824" calcext:value-type="float">
            <text:p>3435397824</text:p>
          </table:table-cell>
          <table:table-cell office:value-type="float" office:value="27483182592" calcext:value-type="float">
            <text:p>27483182592</text:p>
          </table:table-cell>
          <table:table-cell office:value-type="float" office:value="27869184000" calcext:value-type="float">
            <text:p>27869184000</text:p>
          </table:table-cell>
          <table:table-cell office:value-type="float" office:value="111476736000" calcext:value-type="float">
            <text:p>1114767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456000" calcext:value-type="float">
            <text:p>4354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Default"/>
          <table:table-cell table:number-columns-repeated="19"/>
        </table:table-row>
        <table:table-row table:style-name="ro3">
          <table:table-cell office:value-type="string" calcext:value-type="string">
            <text:p>Second pass with GL and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83392" calcext:value-type="float">
            <text:p>584883392</text:p>
          </table:table-cell>
          <table:table-cell office:value-type="float" office:value="71663616000" calcext:value-type="float">
            <text:p>71663616000</text:p>
          </table:table-cell>
          <table:table-cell office:value-type="float" office:value="286654464000" calcext:value-type="float">
            <text:p>2866544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878720000" calcext:value-type="float">
            <text:p>238878720000</text:p>
          </table:table-cell>
          <table:table-cell office:value-type="float" office:value="1051066368000" calcext:value-type="float">
            <text:p>1051066368000</text:p>
          </table:table-cell>
          <table:table-cell office:value-type="float" office:value="3434907136" calcext:value-type="float">
            <text:p>3434907136</text:p>
          </table:table-cell>
          <table:table-cell office:value-type="float" office:value="27479257088" calcext:value-type="float">
            <text:p>27479257088</text:p>
          </table:table-cell>
          <table:table-cell office:value-type="float" office:value="23887872000" calcext:value-type="float">
            <text:p>23887872000</text:p>
          </table:table-cell>
          <table:table-cell office:value-type="float" office:value="95551488000" calcext:value-type="float">
            <text:p>955514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248000" calcext:value-type="float">
            <text:p>37324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Default"/>
          <table:table-cell table:number-columns-repeated="19"/>
        </table:table-row>
        <table:table-row table:style-name="ro3">
          <table:table-cell office:value-type="string" calcext:value-type="string">
            <text:p>Third pass without GL and with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2">
          <table:table-cell office:value-type="string" calcext:value-type="string">
            <text:p>Fourth pass without GL and with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3" office:value-type="string" calcext:value-type="string">
            <text:p>Jumbotr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 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Second <text:s/>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4">
          <table:table-cell table:style-name="ce13" office:value-type="string" calcext:value-type="string">
            <text:p>Billboard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First 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4">
          <table:table-cell office:value-type="string" calcext:value-type="string">
            <text:p>Second <text:s/>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nts" table:style-name="ta1"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File</text:p>
          </table:table-cell>
          <table:table-cell table:style-name="ce9" office:value-type="string" calcext:value-type="string">
            <text:p>FramesDecoded</text:p>
          </table:table-cell>
          <table:table-cell table:style-name="ce9" office:value-type="string" calcext:value-type="string">
            <text:p>FramesCounted</text:p>
          </table:table-cell>
          <table:table-cell table:style-name="ce9" office:value-type="string" calcext:value-type="string">
            <text:p>PixelsDifferent</text:p>
          </table:table-cell>
          <table:table-cell table:style-name="ce9" office:value-type="string" calcext:value-type="string">
            <text:p>Scale</text:p>
          </table:table-cell>
          <table:table-cell table:style-name="ce9" office:value-type="string" calcext:value-type="string">
            <text:p>ScaledPixelsDifferent</text:p>
          </table:table-cell>
          <table:table-cell table:style-name="ce9" office:value-type="string" calcext:value-type="string">
            <text:p>BytesPerPixel</text:p>
          </table:table-cell>
          <table:table-cell table:style-name="ce9" office:value-type="string" calcext:value-type="string">
            <text:p>BytesTransmitted</text:p>
          </table:table-cell>
        </table:table-row>
        <table:table-row table:style-name="ro1">
          <table:table-cell office:value-type="string" calcext:value-type="string">
            <text:p>/home/cdestes/Work/recordings/dissertation/vidcon/vidcon4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41425320" calcext:value-type="float">
            <text:p>24142532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241425320" calcext:value-type="float">
            <text:p>241425320</text:p>
          </table:table-cell>
          <table:table-cell office:value-type="float" office:value="3" calcext:value-type="float">
            <text:p>3</text:p>
          </table:table-cell>
          <table:table-cell table:formula="of:=[.F2]*[.G2]" office:value-type="float" office:value="724275960" calcext:value-type="float">
            <text:p>724275960</text:p>
          </table:table-cell>
        </table:table-row>
        <table:table-row table:style-name="ro1">
          <table:table-cell office:value-type="string" calcext:value-type="string">
            <text:p>/home/cdestes/Work/recordings/dissertation/vidcon/vidcon2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33210405" calcext:value-type="float">
            <text:p>233210405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233210405" calcext:value-type="float">
            <text:p>233210405</text:p>
          </table:table-cell>
          <table:table-cell office:value-type="float" office:value="3" calcext:value-type="float">
            <text:p>3</text:p>
          </table:table-cell>
          <table:table-cell table:formula="of:=[.F3]*[.G3]" office:value-type="float" office:value="699631215" calcext:value-type="float">
            <text:p>699631215</text:p>
          </table:table-cell>
        </table:table-row>
        <table:table-row table:style-name="ro1">
          <table:table-cell office:value-type="string" calcext:value-type="string">
            <text:p>/home/cdestes/Work/recordings/dissertation/vidcon/vidcon7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71252634" calcext:value-type="float">
            <text:p>27125263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271252634" calcext:value-type="float">
            <text:p>271252634</text:p>
          </table:table-cell>
          <table:table-cell office:value-type="float" office:value="3" calcext:value-type="float">
            <text:p>3</text:p>
          </table:table-cell>
          <table:table-cell table:formula="of:=[.F4]*[.G4]" office:value-type="float" office:value="813757902" calcext:value-type="float">
            <text:p>813757902</text:p>
          </table:table-cell>
        </table:table-row>
        <table:table-row table:style-name="ro1">
          <table:table-cell office:value-type="string" calcext:value-type="string">
            <text:p>/home/cdestes/Work/recordings/dissertation/vidcon/vidcon0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50455305" calcext:value-type="float">
            <text:p>350455305</text:p>
          </table:table-cell>
          <table:table-cell office:value-type="float" office:value="4" calcext:value-type="float">
            <text:p>4</text:p>
          </table:table-cell>
          <table:table-cell table:formula="of:=[.D5]*[.E5]" office:value-type="float" office:value="1401821220" calcext:value-type="float">
            <text:p>1401821220</text:p>
          </table:table-cell>
          <table:table-cell office:value-type="float" office:value="3" calcext:value-type="float">
            <text:p>3</text:p>
          </table:table-cell>
          <table:table-cell table:formula="of:=[.F5]*[.G5]" office:value-type="float" office:value="4205463660" calcext:value-type="float">
            <text:p>4205463660</text:p>
          </table:table-cell>
        </table:table-row>
        <table:table-row table:style-name="ro1">
          <table:table-cell office:value-type="string" calcext:value-type="string">
            <text:p>/home/cdestes/Work/recordings/dissertation/vidcon/vidcon3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62208326" calcext:value-type="float">
            <text:p>262208326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262208326" calcext:value-type="float">
            <text:p>262208326</text:p>
          </table:table-cell>
          <table:table-cell office:value-type="float" office:value="3" calcext:value-type="float">
            <text:p>3</text:p>
          </table:table-cell>
          <table:table-cell table:formula="of:=[.F6]*[.G6]" office:value-type="float" office:value="786624978" calcext:value-type="float">
            <text:p>786624978</text:p>
          </table:table-cell>
        </table:table-row>
        <table:table-row table:style-name="ro1">
          <table:table-cell office:value-type="string" calcext:value-type="string">
            <text:p>/home/cdestes/Work/recordings/dissertation/vidcon/vidcon1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80419027" calcext:value-type="float">
            <text:p>380419027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380419027" calcext:value-type="float">
            <text:p>380419027</text:p>
          </table:table-cell>
          <table:table-cell office:value-type="float" office:value="3" calcext:value-type="float">
            <text:p>3</text:p>
          </table:table-cell>
          <table:table-cell table:formula="of:=[.F7]*[.G7]" office:value-type="float" office:value="1141257081" calcext:value-type="float">
            <text:p>1141257081</text:p>
          </table:table-cell>
        </table:table-row>
        <table:table-row table:style-name="ro1">
          <table:table-cell office:value-type="string" calcext:value-type="string">
            <text:p>/home/cdestes/Work/recordings/dissertation/vidcon/presentation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7849840" calcext:value-type="float">
            <text:p>7849840</text:p>
          </table:table-cell>
          <table:table-cell office:value-type="float" office:value="4" calcext:value-type="float">
            <text:p>4</text:p>
          </table:table-cell>
          <table:table-cell table:formula="of:=[.D8]*[.E8]" office:value-type="float" office:value="31399360" calcext:value-type="float">
            <text:p>31399360</text:p>
          </table:table-cell>
          <table:table-cell office:value-type="float" office:value="3" calcext:value-type="float">
            <text:p>3</text:p>
          </table:table-cell>
          <table:table-cell table:formula="of:=[.F8]*[.G8]" office:value-type="float" office:value="94198080" calcext:value-type="float">
            <text:p>94198080</text:p>
          </table:table-cell>
        </table:table-row>
        <table:table-row table:style-name="ro1">
          <table:table-cell office:value-type="string" calcext:value-type="string">
            <text:p>/home/cdestes/Work/recordings/dissertation/vidcon/vidcon8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68186733" calcext:value-type="float">
            <text:p>268186733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268186733" calcext:value-type="float">
            <text:p>268186733</text:p>
          </table:table-cell>
          <table:table-cell office:value-type="float" office:value="3" calcext:value-type="float">
            <text:p>3</text:p>
          </table:table-cell>
          <table:table-cell table:formula="of:=[.F9]*[.G9]" office:value-type="float" office:value="804560199" calcext:value-type="float">
            <text:p>804560199</text:p>
          </table:table-cell>
        </table:table-row>
        <table:table-row table:style-name="ro1">
          <table:table-cell office:value-type="string" calcext:value-type="string">
            <text:p>/home/cdestes/Work/recordings/dissertation/vidcon/vidcon6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12756837" calcext:value-type="float">
            <text:p>312756837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312756837" calcext:value-type="float">
            <text:p>312756837</text:p>
          </table:table-cell>
          <table:table-cell office:value-type="float" office:value="3" calcext:value-type="float">
            <text:p>3</text:p>
          </table:table-cell>
          <table:table-cell table:formula="of:=[.F10]*[.G10]" office:value-type="float" office:value="938270511" calcext:value-type="float">
            <text:p>938270511</text:p>
          </table:table-cell>
        </table:table-row>
        <table:table-row table:style-name="ro1">
          <table:table-cell office:value-type="string" calcext:value-type="string">
            <text:p>/home/cdestes/Work/recordings/dissertation/vidcon/vidcon5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65200551" calcext:value-type="float">
            <text:p>365200551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365200551" calcext:value-type="float">
            <text:p>365200551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1095601653" calcext:value-type="float">
            <text:p>1095601653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vidcon Total</text:p>
          </table:table-cell>
          <table:table-cell table:formula="of:=SUM([.D2:.D11])" office:value-type="float" office:value="2692964978" calcext:value-type="float">
            <text:p>2692964978</text:p>
          </table:table-cell>
          <table:table-cell table:number-columns-repeated="2"/>
          <table:table-cell table:style-name="ce9" office:value-type="string" calcext:value-type="string">
            <text:p>vidcon Total</text:p>
          </table:table-cell>
          <table:table-cell table:formula="of:=SUM([.H2:.H11])" office:value-type="float" office:value="11303641239" calcext:value-type="float">
            <text:p>113036412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/home/cdestes/Work/recordings/dissertation/billboard/xmas-center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2765010" calcext:value-type="float">
            <text:p>2765010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2765010" calcext:value-type="float">
            <text:p>2765010</text:p>
          </table:table-cell>
          <table:table-cell office:value-type="float" office:value="3" calcext:value-type="float">
            <text:p>3</text:p>
          </table:table-cell>
          <table:table-cell table:formula="of:=[.F14]*[.G14]" office:value-type="float" office:value="8295030" calcext:value-type="float">
            <text:p>8295030</text:p>
          </table:table-cell>
        </table:table-row>
        <table:table-row table:style-name="ro1">
          <table:table-cell office:value-type="string" calcext:value-type="string">
            <text:p>/home/cdestes/Work/recordings/dissertation/billboard/xmas-left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602609" calcext:value-type="float">
            <text:p>602609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602609" calcext:value-type="float">
            <text:p>602609</text:p>
          </table:table-cell>
          <table:table-cell office:value-type="float" office:value="3" calcext:value-type="float">
            <text:p>3</text:p>
          </table:table-cell>
          <table:table-cell table:formula="of:=[.F15]*[.G15]" office:value-type="float" office:value="1807827" calcext:value-type="float">
            <text:p>1807827</text:p>
          </table:table-cell>
        </table:table-row>
        <table:table-row table:style-name="ro1">
          <table:table-cell office:value-type="string" calcext:value-type="string">
            <text:p>/home/cdestes/Work/recordings/dissertation/billboard/xmas-main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81291441" calcext:value-type="float">
            <text:p>81291441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81291441" calcext:value-type="float">
            <text:p>81291441</text:p>
          </table:table-cell>
          <table:table-cell office:value-type="float" office:value="3" calcext:value-type="float">
            <text:p>3</text:p>
          </table:table-cell>
          <table:table-cell table:formula="of:=[.F16]*[.G16]" office:value-type="float" office:value="243874323" calcext:value-type="float">
            <text:p>243874323</text:p>
          </table:table-cell>
        </table:table-row>
        <table:table-row table:style-name="ro1">
          <table:table-cell office:value-type="string" calcext:value-type="string">
            <text:p>/home/cdestes/Work/recordings/dissertation/billboard/xmas-right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37884338" calcext:value-type="float">
            <text:p>37884338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37884338" calcext:value-type="float">
            <text:p>37884338</text:p>
          </table:table-cell>
          <table:table-cell office:value-type="float" office:value="3" calcext:value-type="float">
            <text:p>3</text:p>
          </table:table-cell>
          <table:table-cell table:formula="of:=[.F17]*[.G17]" office:value-type="float" office:value="113653014" calcext:value-type="float">
            <text:p>113653014</text:p>
          </table:table-cell>
        </table:table-row>
        <table:table-row table:style-name="ro1">
          <table:table-cell office:value-type="string" calcext:value-type="string">
            <text:p>/home/cdestes/Work/recordings/dissertation/billboard/xmas-bottom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5612018" calcext:value-type="float">
            <text:p>15612018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15612018" calcext:value-type="float">
            <text:p>15612018</text:p>
          </table:table-cell>
          <table:table-cell office:value-type="float" office:value="3" calcext:value-type="float">
            <text:p>3</text:p>
          </table:table-cell>
          <table:table-cell table:formula="of:=[.F18]*[.G18]" office:value-type="float" office:value="46836054" calcext:value-type="float">
            <text:p>46836054</text:p>
          </table:table-cell>
        </table:table-row>
        <table:table-row table:style-name="ro1">
          <table:table-cell office:value-type="string" calcext:value-type="string">
            <text:p>/home/cdestes/Work/recordings/dissertation/billboard/skyfall-4k.mp4</text:p>
          </table:table-cell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231181047" calcext:value-type="float">
            <text:p>1231181047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1231181047" calcext:value-type="float">
            <text:p>1231181047</text:p>
          </table:table-cell>
          <table:table-cell office:value-type="float" office:value="3" calcext:value-type="float">
            <text:p>3</text:p>
          </table:table-cell>
          <table:table-cell table:formula="of:=[.F19]*[.G19]" office:value-type="float" office:value="3693543141" calcext:value-type="float">
            <text:p>3693543141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billboard Total</text:p>
          </table:table-cell>
          <table:table-cell table:formula="of:=SUM([.D14:.D19])" office:value-type="float" office:value="1369336463" calcext:value-type="float">
            <text:p>1369336463</text:p>
          </table:table-cell>
          <table:table-cell table:number-columns-repeated="2"/>
          <table:table-cell table:style-name="ce9" office:value-type="string" calcext:value-type="string">
            <text:p>billboard Total</text:p>
          </table:table-cell>
          <table:table-cell table:formula="of:=SUM([.H14:.H19])" office:value-type="float" office:value="4108009389" calcext:value-type="float">
            <text:p>41080093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/home/cdestes/Work/recordings/dissertation/jumbo/commercial-1080p.ts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72210227" calcext:value-type="float">
            <text:p>372210227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float" office:value="372210227" calcext:value-type="float">
            <text:p>372210227</text:p>
          </table:table-cell>
          <table:table-cell office:value-type="float" office:value="3" calcext:value-type="float">
            <text:p>3</text:p>
          </table:table-cell>
          <table:table-cell table:formula="of:=[.F22]*[.G22]" office:value-type="float" office:value="1116630681" calcext:value-type="float">
            <text:p>1116630681</text:p>
          </table:table-cell>
        </table:table-row>
        <table:table-row table:style-name="ro1">
          <table:table-cell office:value-type="string" calcext:value-type="string">
            <text:p>/home/cdestes/Work/recordings/dissertation/jumbo/scoreboard.m4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397480" calcext:value-type="float">
            <text:p>3397480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3397480" calcext:value-type="float">
            <text:p>3397480</text:p>
          </table:table-cell>
          <table:table-cell office:value-type="float" office:value="3" calcext:value-type="float">
            <text:p>3</text:p>
          </table:table-cell>
          <table:table-cell table:formula="of:=[.F23]*[.G23]" office:value-type="float" office:value="10192440" calcext:value-type="float">
            <text:p>10192440</text:p>
          </table:table-cell>
        </table:table-row>
        <table:table-row table:style-name="ro1">
          <table:table-cell office:value-type="string" calcext:value-type="string">
            <text:p>/home/cdestes/Work/recordings/dissertation/jumbo/soccer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67286459" calcext:value-type="float">
            <text:p>367286459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367286459" calcext:value-type="float">
            <text:p>367286459</text:p>
          </table:table-cell>
          <table:table-cell office:value-type="float" office:value="3" calcext:value-type="float">
            <text:p>3</text:p>
          </table:table-cell>
          <table:table-cell table:formula="of:=[.F24]*[.G24]" office:value-type="float" office:value="1101859377" calcext:value-type="float">
            <text:p>1101859377</text:p>
          </table:table-cell>
        </table:table-row>
        <table:table-row table:style-name="ro1">
          <table:table-cell office:value-type="string" calcext:value-type="string">
            <text:p>/home/cdestes/Work/recordings/dissertation/jumbo/ticker.m4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6825947" calcext:value-type="float">
            <text:p>206825947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206825947" calcext:value-type="float">
            <text:p>206825947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620477841" calcext:value-type="float">
            <text:p>620477841</text:p>
          </table:table-cell>
        </table:table-row>
        <table:table-row table:style-name="ro1">
          <table:table-cell office:value-type="string" calcext:value-type="string">
            <text:p>/home/cdestes/Work/recordings/dissertation/jumbo/soccer-4k.mov</text:p>
          </table:table-cell>
          <table:table-cell office:value-type="float" office:value="720" calcext:value-type="float">
            <text:p>720</text:p>
          </table:table-cell>
          <table:table-cell office:value-type="float" office:value="240" calcext:value-type="float">
            <text:p>240</text:p>
          </table:table-cell>
          <table:table-cell office:value-type="float" office:value="1414621911" calcext:value-type="float">
            <text:p>1414621911</text:p>
          </table:table-cell>
          <table:table-cell office:value-type="float" office:value="4" calcext:value-type="float">
            <text:p>4</text:p>
          </table:table-cell>
          <table:table-cell table:formula="of:=[.D26]*[.E26]" office:value-type="float" office:value="5658487644" calcext:value-type="float">
            <text:p>5658487644</text:p>
          </table:table-cell>
          <table:table-cell office:value-type="float" office:value="3" calcext:value-type="float">
            <text:p>3</text:p>
          </table:table-cell>
          <table:table-cell table:formula="of:=[.F26]*[.G26]" office:value-type="float" office:value="16975462932" calcext:value-type="float">
            <text:p>16975462932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jumbo Total</text:p>
          </table:table-cell>
          <table:table-cell table:formula="of:=SUM([.D22:.D26])" office:value-type="float" office:value="2364342024" calcext:value-type="float">
            <text:p>2364342024</text:p>
          </table:table-cell>
          <table:table-cell table:number-columns-repeated="2"/>
          <table:table-cell table:style-name="ce9" office:value-type="string" calcext:value-type="string">
            <text:p>jumbo Total</text:p>
          </table:table-cell>
          <table:table-cell table:formula="of:=SUM([.H22:.H26])" office:value-type="float" office:value="19824623271" calcext:value-type="float">
            <text:p>19824623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6:13:00.978717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06:44.098438298</meta:creation-date>
    <dc:date>2019-03-07T16:23:24.406748887</dc:date>
    <meta:editing-duration>PT3H8M26S</meta:editing-duration>
    <meta:editing-cycles>5</meta:editing-cycles>
    <meta:generator>LibreOffice/6.0.7.3$Linux_X86_64 LibreOffice_project/00m0$Build-3</meta:generator>
    <meta:document-statistic meta:table-count="3" meta:cell-count="523" meta:object-count="0"/>
  </office:meta>
</office:document-meta>
</file>